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ackground-color="#FFFFFF"/>
    </style:style>
    <style:style style:name="ce23" style:family="table-cell" style:parent-style-name="Default" style:data-style-name="N3">
      <style:table-cell-properties fo:border="thin solid #FFFFFF" style:vertical-align="top" fo:wrap-option="wrap" fo:background-color="#FFFFFF" style:cell-protect="none"/>
      <style:paragraph-properties fo:margin-left="0cm" style:writing-mode="lr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  <style:text-properties fo:color="#FF0000"/>
    </style:style>
    <style:style style:name="ce2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automatic" fo:background-color="#FFFFFF"/>
    </style:style>
    <style:style style:name="ce32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">
      <style:table-cell-properties fo:border="2pt solid #FFFFFF" style:vertical-align="top" fo:wrap-option="wrap" fo:background-color="#FFFFFF" style:repeat-content="false"/>
      <style:paragraph-properties fo:text-align="end" fo:margin-right="0cm" style:writing-mode="l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="2pt solid #FFFFFF" style:vertical-align="top" fo:wrap-option="wrap" fo:background-color="#FFFFFF" style:repeat-content="false"/>
      <style:paragraph-properties fo:text-align="end" fo:margin-right="0cm" style:writing-mode="l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 style:writing-mode="lr"/>
      <style:text-properties style:font-name="Calibri" style:font-name-asian="Calibri" style:font-name-complex="Calibri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8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2.9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302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number-columns-repeated="16373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10" table:number-rows-spanned="1" table:style-name="ce38">
            <text:p><text:a xlink:href="https://www.gov.uk/government/organisations/department-for-transport/series/rail-statistics">Rail Statistics</text:a></text:p>
          </table:table-cell>
          <table:covered-table-cell table:number-columns-repeated="9"/>
          <table:table-cell table:number-columns-repeated="16374" table:style-name="ce4"/>
        </table:table-row>
        <table:table-row table:style-name="ro1">
          <table:table-cell table:style-name="ce5"/>
          <table:table-cell table:number-columns-repeated="4" table:style-name="ce4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7">
            <text:p>Table TSGB0625 (RAI0302)</text:p>
          </table:table-cell>
          <table:table-cell table:style-name="ce8"/>
          <table:table-cell table:number-columns-repeated="9" table:style-name="ce9"/>
          <table:table-cell table:number-columns-repeated="16373" table:style-name="ce4"/>
        </table:table-row>
        <table:table-row table:style-name="ro1">
          <table:table-cell office:value-type="string" table:style-name="ce10">
            <text:p>Government support to the rail industry, annual from 1985/86</text:p>
          </table:table-cell>
          <table:table-cell table:style-name="ce11"/>
          <table:table-cell table:number-columns-repeated="9" table:style-name="ce9"/>
          <table:table-cell table:number-columns-repeated="16373" table:style-name="ce4"/>
        </table:table-row>
        <table:table-row table:style-name="ro1">
          <table:table-cell table:number-columns-repeated="10" table:style-name="ce12"/>
          <table:table-cell office:value-type="string" table:style-name="ce13">
            <text:p>£ Million</text:p>
          </table:table-cell>
          <table:table-cell table:number-columns-repeated="16373" table:style-name="ce4"/>
        </table:table-row>
        <table:table-row table:style-name="ro1">
          <table:table-cell office:value-type="string" table:number-columns-spanned="1" table:number-rows-spanned="2" table:style-name="ce39">
            <text:p>Financial year</text:p>
          </table:table-cell>
          <table:table-cell office:value-type="string" table:number-columns-spanned="1" table:number-rows-spanned="2" table:style-name="ce39">
            <text:p>Central Government grants<text:span text:style-name="T2">1</text:span></text:p>
          </table:table-cell>
          <table:table-cell office:value-type="string" table:number-columns-spanned="1" table:number-rows-spanned="2" table:style-name="ce39">
            <text:p>Passenger Transport Executive (PTE) grants</text:p>
          </table:table-cell>
          <table:table-cell office:value-type="string" table:number-columns-spanned="1" table:number-rows-spanned="2" table:style-name="ce39">
            <text:p>Direct rail support<text:span text:style-name="T2">2</text:span></text:p>
          </table:table-cell>
          <table:table-cell office:value-type="string" table:number-columns-spanned="3" table:number-rows-spanned="1" table:style-name="ce40">
            <text:p>Other Government support<text:span text:style-name="T2">3</text:span></text:p>
          </table:table-cell>
          <table:covered-table-cell table:number-columns-repeated="2"/>
          <table:table-cell table:number-columns-repeated="3" table:style-name="ce14"/>
          <table:table-cell table:style-name="ce15"/>
          <table:table-cell table:number-columns-repeated="16373" table:style-name="ce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6">
            <text:p>HS2</text:p>
          </table:table-cell>
          <table:table-cell office:value-type="string" table:style-name="ce16">
            <text:p>Crossrail</text:p>
          </table:table-cell>
          <table:table-cell office:value-type="string" table:style-name="ce16">
            <text:p>Other</text:p>
          </table:table-cell>
          <table:table-cell office:value-type="string" table:style-name="ce16">
            <text:p>Total Government support</text:p>
          </table:table-cell>
          <table:table-cell office:value-type="string" table:style-name="ce16">
            <text:p>Total Government support (2017/18 prices<text:span text:style-name="T2">4</text:span>)</text:p>
          </table:table-cell>
          <table:table-cell office:value-type="string" table:style-name="ce16">
            <text:p>Loans to Network Rail<text:span text:style-name="T2">5</text:span></text:p>
          </table:table-cell>
          <table:table-cell office:value-type="string" table:style-name="ce16">
            <text:p>Freight grants</text:p>
          </table:table-cell>
          <table:table-cell table:number-columns-repeated="2" table:style-name="ce3"/>
          <table:table-cell table:style-name="ce17"/>
          <table:table-cell table:number-columns-repeated="16370" table:style-name="ce3"/>
        </table:table-row>
        <table:table-row table:style-name="ro1">
          <table:table-cell office:value-type="string" table:style-name="ce18">
            <text:p>1985/86</text:p>
          </table:table-cell>
          <table:table-cell office:value-type="float" office:value="849" table:style-name="ce19">
            <text:p>849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61" table:style-name="ce20">
            <text:p>61</text:p>
          </table:table-cell>
          <table:table-cell office:value-type="float" office:value="988" table:style-name="ce20">
            <text:p>988</text:p>
          </table:table-cell>
          <table:table-cell office:value-type="float" office:value="2356.9264533982205" table:style-name="ce21">
            <text:p>2,357</text:p>
          </table:table-cell>
          <table:table-cell office:value-type="float" office:value="0" table:style-name="ce20">
            <text:p>0</text:p>
          </table:table-cell>
          <table:table-cell office:value-type="float" office:value="7" table:style-name="ce20">
            <text:p>7</text:p>
          </table:table-cell>
          <table:table-cell table:number-columns-repeated="3" table:style-name="ce4"/>
          <table:table-cell table:number-columns-repeated="5" table:style-name="ce22"/>
          <table:table-cell table:number-columns-repeated="16365"/>
        </table:table-row>
        <table:table-row table:style-name="ro1">
          <table:table-cell office:value-type="string" table:style-name="ce18">
            <text:p>1986/87</text:p>
          </table:table-cell>
          <table:table-cell office:value-type="float" office:value="755" table:style-name="ce19">
            <text:p>755</text:p>
          </table:table-cell>
          <table:table-cell office:value-type="float" office:value="70" table:style-name="ce20">
            <text:p>7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2" table:style-name="ce20">
            <text:p>22</text:p>
          </table:table-cell>
          <table:table-cell office:value-type="float" office:value="847" table:style-name="ce20">
            <text:p>847</text:p>
          </table:table-cell>
          <table:table-cell office:value-type="float" office:value="1940.3019265571668" table:style-name="ce20">
            <text:p>1,940</text:p>
          </table:table-cell>
          <table:table-cell office:value-type="float" office:value="0" table:style-name="ce20">
            <text:p>0</text:p>
          </table:table-cell>
          <table:table-cell office:value-type="float" office:value="6" table:style-name="ce20">
            <text:p>6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87/88</text:p>
          </table:table-cell>
          <table:table-cell office:value-type="float" office:value="796" table:style-name="ce19">
            <text:p>796</text:p>
          </table:table-cell>
          <table:table-cell office:value-type="float" office:value="68" table:style-name="ce20">
            <text:p>68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-251" table:style-name="ce20">
            <text:p>-251</text:p>
          </table:table-cell>
          <table:table-cell office:value-type="float" office:value="613" table:style-name="ce20">
            <text:p>613</text:p>
          </table:table-cell>
          <table:table-cell office:value-type="float" office:value="1329.8910921161105" table:style-name="ce20">
            <text:p>1,330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88/89</text:p>
          </table:table-cell>
          <table:table-cell office:value-type="float" office:value="551" table:style-name="ce19">
            <text:p>551</text:p>
          </table:table-cell>
          <table:table-cell office:value-type="float" office:value="70" table:style-name="ce20">
            <text:p>7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-175" table:style-name="ce20">
            <text:p>-175</text:p>
          </table:table-cell>
          <table:table-cell office:value-type="float" office:value="446" table:style-name="ce20">
            <text:p>446</text:p>
          </table:table-cell>
          <table:table-cell office:value-type="float" office:value="908.68342773318125" table:style-name="ce20">
            <text:p>909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89/90</text:p>
          </table:table-cell>
          <table:table-cell office:value-type="float" office:value="479" table:style-name="ce19">
            <text:p>479</text:p>
          </table:table-cell>
          <table:table-cell office:value-type="float" office:value="84" table:style-name="ce20">
            <text:p>8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32" table:style-name="ce20">
            <text:p>232</text:p>
          </table:table-cell>
          <table:table-cell office:value-type="float" office:value="795" table:style-name="ce20">
            <text:p>795</text:p>
          </table:table-cell>
          <table:table-cell office:value-type="float" office:value="1503.8874070711083" table:style-name="ce20">
            <text:p>1,504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8">
            <text:p>1990/91</text:p>
          </table:table-cell>
          <table:table-cell office:value-type="float" office:value="637" table:style-name="ce19">
            <text:p>637</text:p>
          </table:table-cell>
          <table:table-cell office:value-type="float" office:value="115" table:style-name="ce20">
            <text:p>115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40" table:style-name="ce20">
            <text:p>440</text:p>
          </table:table-cell>
          <table:table-cell office:value-type="float" office:value="1192" table:style-name="ce20">
            <text:p>1,192</text:p>
          </table:table-cell>
          <table:table-cell office:value-type="float" office:value="2084.0982603374418" table:style-name="ce20">
            <text:p>2,084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91/92</text:p>
          </table:table-cell>
          <table:table-cell office:value-type="float" office:value="902" table:style-name="ce19">
            <text:p>902</text:p>
          </table:table-cell>
          <table:table-cell office:value-type="float" office:value="120" table:style-name="ce20">
            <text:p>1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62" table:style-name="ce20">
            <text:p>562</text:p>
          </table:table-cell>
          <table:table-cell office:value-type="float" office:value="1584" table:style-name="ce20">
            <text:p>1,584</text:p>
          </table:table-cell>
          <table:table-cell office:value-type="float" office:value="2619.0476190476193" table:style-name="ce20">
            <text:p>2,619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92/93</text:p>
          </table:table-cell>
          <table:table-cell office:value-type="float" office:value="1194" table:style-name="ce19">
            <text:p>1,194</text:p>
          </table:table-cell>
          <table:table-cell office:value-type="float" office:value="107" table:style-name="ce20">
            <text:p>10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870" table:style-name="ce20">
            <text:p>870</text:p>
          </table:table-cell>
          <table:table-cell office:value-type="float" office:value="2171" table:style-name="ce20">
            <text:p>2,171</text:p>
          </table:table-cell>
          <table:table-cell office:value-type="float" office:value="3501.0482180293502" table:style-name="ce20">
            <text:p>3,501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1993/94</text:p>
          </table:table-cell>
          <table:table-cell office:value-type="float" office:value="926" table:style-name="ce19">
            <text:p>926</text:p>
          </table:table-cell>
          <table:table-cell office:value-type="float" office:value="166" table:style-name="ce20">
            <text:p>16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35" table:style-name="ce20">
            <text:p>535</text:p>
          </table:table-cell>
          <table:table-cell office:value-type="float" office:value="1627" table:style-name="ce20">
            <text:p>1,627</text:p>
          </table:table-cell>
          <table:table-cell office:value-type="float" office:value="2561.4786359772033" table:style-name="ce20">
            <text:p>2,561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1994/95</text:p>
          </table:table-cell>
          <table:table-cell office:value-type="float" office:value="1815" table:style-name="ce19">
            <text:p>1,815</text:p>
          </table:table-cell>
          <table:table-cell office:value-type="float" office:value="346" table:style-name="ce20">
            <text:p>34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-464" table:style-name="ce20">
            <text:p>-464</text:p>
          </table:table-cell>
          <table:table-cell office:value-type="float" office:value="1697" table:style-name="ce20">
            <text:p>1,697</text:p>
          </table:table-cell>
          <table:table-cell office:value-type="float" office:value="2639.7660454842426" table:style-name="ce20">
            <text:p>2,640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1995/96<text:span text:style-name="T2">6</text:span></text:p>
          </table:table-cell>
          <table:table-cell office:value-type="float" office:value="1712" table:style-name="ce19">
            <text:p>1,712</text:p>
          </table:table-cell>
          <table:table-cell office:value-type="float" office:value="362" table:style-name="ce20">
            <text:p>36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-1643" table:style-name="ce20">
            <text:p>-1,643</text:p>
          </table:table-cell>
          <table:table-cell office:value-type="float" office:value="431" table:style-name="ce20">
            <text:p>431</text:p>
          </table:table-cell>
          <table:table-cell office:value-type="float" office:value="650.45803715609486" table:style-name="ce20">
            <text:p>650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1996/97<text:span text:style-name="T2">6</text:span></text:p>
          </table:table-cell>
          <table:table-cell office:value-type="float" office:value="1809" table:style-name="ce19">
            <text:p>1,809</text:p>
          </table:table-cell>
          <table:table-cell office:value-type="float" office:value="291" table:style-name="ce20">
            <text:p>29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-1044" table:style-name="ce20">
            <text:p>-1,044</text:p>
          </table:table-cell>
          <table:table-cell office:value-type="float" office:value="1056" table:style-name="ce20">
            <text:p>1,056</text:p>
          </table:table-cell>
          <table:table-cell office:value-type="float" office:value="1539.4932501384963" table:style-name="ce20">
            <text:p>1,539</text:p>
          </table:table-cell>
          <table:table-cell office:value-type="float" office:value="0" table:style-name="ce20">
            <text:p>0</text:p>
          </table:table-cell>
          <table:table-cell office:value-type="float" office:value="15" table:style-name="ce20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1997/98</text:p>
          </table:table-cell>
          <table:table-cell office:value-type="float" office:value="1429" table:style-name="ce19">
            <text:p>1,429</text:p>
          </table:table-cell>
          <table:table-cell office:value-type="float" office:value="375" table:style-name="ce20">
            <text:p>375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5" table:style-name="ce20">
            <text:p>25</text:p>
          </table:table-cell>
          <table:table-cell office:value-type="float" office:value="1829" table:style-name="ce20">
            <text:p>1,829</text:p>
          </table:table-cell>
          <table:table-cell office:value-type="float" office:value="2648.8819372031048" table:style-name="ce20">
            <text:p>2,649</text:p>
          </table:table-cell>
          <table:table-cell office:value-type="float" office:value="0" table:style-name="ce20">
            <text:p>0</text:p>
          </table:table-cell>
          <table:table-cell office:value-type="float" office:value="29" table:style-name="ce20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1998/99</text:p>
          </table:table-cell>
          <table:table-cell office:value-type="float" office:value="1196" table:style-name="ce19">
            <text:p>1,196</text:p>
          </table:table-cell>
          <table:table-cell office:value-type="float" office:value="337" table:style-name="ce20">
            <text:p>33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3" table:style-name="ce20">
            <text:p>53</text:p>
          </table:table-cell>
          <table:table-cell office:value-type="float" office:value="1586" table:style-name="ce20">
            <text:p>1,586</text:p>
          </table:table-cell>
          <table:table-cell office:value-type="float" office:value="2267.6904159338856" table:style-name="ce20">
            <text:p>2,268</text:p>
          </table:table-cell>
          <table:table-cell office:value-type="float" office:value="0" table:style-name="ce20">
            <text:p>0</text:p>
          </table:table-cell>
          <table:table-cell office:value-type="float" office:value="29" table:style-name="ce20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1999/00</text:p>
          </table:table-cell>
          <table:table-cell office:value-type="float" office:value="1031" table:style-name="ce19">
            <text:p>1,031</text:p>
          </table:table-cell>
          <table:table-cell office:value-type="float" office:value="312" table:style-name="ce20">
            <text:p>31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75" table:style-name="ce20">
            <text:p>75</text:p>
          </table:table-cell>
          <table:table-cell office:value-type="float" office:value="1418" table:style-name="ce20">
            <text:p>1,418</text:p>
          </table:table-cell>
          <table:table-cell office:value-type="float" office:value="2019.7703899951571" table:style-name="ce20">
            <text:p>2,020</text:p>
          </table:table-cell>
          <table:table-cell office:value-type="float" office:value="0" table:style-name="ce20">
            <text:p>0</text:p>
          </table:table-cell>
          <table:table-cell office:value-type="float" office:value="23" table:style-name="ce20">
            <text:p>23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2000/01</text:p>
          </table:table-cell>
          <table:table-cell office:value-type="float" office:value="847" table:style-name="ce19">
            <text:p>847</text:p>
          </table:table-cell>
          <table:table-cell office:value-type="float" office:value="283" table:style-name="ce20">
            <text:p>28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84" table:style-name="ce20">
            <text:p>84</text:p>
          </table:table-cell>
          <table:table-cell office:value-type="float" office:value="1214" table:style-name="ce20">
            <text:p>1,214</text:p>
          </table:table-cell>
          <table:table-cell office:value-type="float" office:value="1691.0668765409741" table:style-name="ce20">
            <text:p>1,691</text:p>
          </table:table-cell>
          <table:table-cell office:value-type="float" office:value="0" table:style-name="ce20">
            <text:p>0</text:p>
          </table:table-cell>
          <table:table-cell office:value-type="float" office:value="36" table:style-name="ce20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1/02</text:p>
          </table:table-cell>
          <table:table-cell office:value-type="float" office:value="731" table:style-name="ce19">
            <text:p>731</text:p>
          </table:table-cell>
          <table:table-cell office:value-type="float" office:value="306" table:style-name="ce20">
            <text:p>306</text:p>
          </table:table-cell>
          <table:table-cell office:value-type="float" office:value="684" table:style-name="ce20">
            <text:p>68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05" table:style-name="ce20">
            <text:p>105</text:p>
          </table:table-cell>
          <table:table-cell office:value-type="float" office:value="1826" table:style-name="ce20">
            <text:p>1,826</text:p>
          </table:table-cell>
          <table:table-cell office:value-type="float" office:value="2518.3428035527118" table:style-name="ce20">
            <text:p>2,518</text:p>
          </table:table-cell>
          <table:table-cell office:value-type="float" office:value="0" table:style-name="ce20">
            <text:p>0</text:p>
          </table:table-cell>
          <table:table-cell office:value-type="float" office:value="57" table:style-name="ce20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2/03</text:p>
          </table:table-cell>
          <table:table-cell office:value-type="float" office:value="935" table:style-name="ce19">
            <text:p>935</text:p>
          </table:table-cell>
          <table:table-cell office:value-type="float" office:value="304" table:style-name="ce20">
            <text:p>304</text:p>
          </table:table-cell>
          <table:table-cell office:value-type="float" office:value="1166" table:style-name="ce20">
            <text:p>1,16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83" table:style-name="ce20">
            <text:p>183</text:p>
          </table:table-cell>
          <table:table-cell office:value-type="float" office:value="2588" table:style-name="ce20">
            <text:p>2,588</text:p>
          </table:table-cell>
          <table:table-cell office:value-type="float" office:value="3482.8950555809761" table:style-name="ce20">
            <text:p>3,483</text:p>
          </table:table-cell>
          <table:table-cell office:value-type="float" office:value="0" table:style-name="ce20">
            <text:p>0</text:p>
          </table:table-cell>
          <table:table-cell office:value-type="float" office:value="49" table:style-name="ce20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3/04</text:p>
          </table:table-cell>
          <table:table-cell office:value-type="float" office:value="1359" table:style-name="ce19">
            <text:p>1,359</text:p>
          </table:table-cell>
          <table:table-cell office:value-type="float" office:value="414" table:style-name="ce20">
            <text:p>414</text:p>
          </table:table-cell>
          <table:table-cell office:value-type="float" office:value="1670" table:style-name="ce20">
            <text:p>1,67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79" table:style-name="ce20">
            <text:p>179</text:p>
          </table:table-cell>
          <table:table-cell office:value-type="float" office:value="3622" table:style-name="ce20">
            <text:p>3,622</text:p>
          </table:table-cell>
          <table:table-cell office:value-type="float" office:value="4775.2771954804939" table:style-name="ce20">
            <text:p>4,775</text:p>
          </table:table-cell>
          <table:table-cell office:value-type="float" office:value="0" table:style-name="ce20">
            <text:p>0</text:p>
          </table:table-cell>
          <table:table-cell office:value-type="float" office:value="32" table:style-name="ce20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4/05</text:p>
          </table:table-cell>
          <table:table-cell office:value-type="float" office:value="878" table:style-name="ce19">
            <text:p>878</text:p>
          </table:table-cell>
          <table:table-cell office:value-type="float" office:value="389" table:style-name="ce20">
            <text:p>389</text:p>
          </table:table-cell>
          <table:table-cell office:value-type="float" office:value="2370" table:style-name="ce20">
            <text:p>2,37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54" table:style-name="ce20">
            <text:p>154</text:p>
          </table:table-cell>
          <table:table-cell office:value-type="float" office:value="3791" table:style-name="ce20">
            <text:p>3,791</text:p>
          </table:table-cell>
          <table:table-cell office:value-type="float" office:value="4866.995326862836" table:style-name="ce20">
            <text:p>4,867</text:p>
          </table:table-cell>
          <table:table-cell office:value-type="float" office:value="0" table:style-name="ce20">
            <text:p>0</text:p>
          </table:table-cell>
          <table:table-cell office:value-type="float" office:value="26" table:style-name="ce20">
            <text:p>26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2005/06</text:p>
          </table:table-cell>
          <table:table-cell office:value-type="float" office:value="879.37199999899997" table:style-name="ce19">
            <text:p>879</text:p>
          </table:table-cell>
          <table:table-cell office:value-type="float" office:value="332.49699999900002" table:style-name="ce20">
            <text:p>332</text:p>
          </table:table-cell>
          <table:table-cell office:value-type="float" office:value="3366.5" table:style-name="ce20">
            <text:p>3,36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4" table:style-name="ce20">
            <text:p>24</text:p>
          </table:table-cell>
          <table:table-cell office:value-type="float" office:value="4602.3689999990002" table:style-name="ce20">
            <text:p>4,602</text:p>
          </table:table-cell>
          <table:table-cell office:value-type="float" office:value="5757.7113618722942" table:style-name="ce20">
            <text:p>5,758</text:p>
          </table:table-cell>
          <table:table-cell office:value-type="float" office:value="0" table:style-name="ce20">
            <text:p>0</text:p>
          </table:table-cell>
          <table:table-cell office:value-type="float" office:value="23.3" table:style-name="ce20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6/07</text:p>
          </table:table-cell>
          <table:table-cell office:value-type="float" office:value="1456.37380891" table:style-name="ce19">
            <text:p>1,456</text:p>
          </table:table-cell>
          <table:table-cell office:value-type="float" office:value="312.84488039000001" table:style-name="ce20">
            <text:p>313</text:p>
          </table:table-cell>
          <table:table-cell office:value-type="float" office:value="4463.2071614790002" table:style-name="ce20">
            <text:p>4,46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75.598213568999995" table:style-name="ce20">
            <text:p>76</text:p>
          </table:table-cell>
          <table:table-cell office:value-type="float" office:value="6308.0240643489997" table:style-name="ce20">
            <text:p>6,308</text:p>
          </table:table-cell>
          <table:table-cell office:value-type="float" office:value="7663.7395995006682" table:style-name="ce20">
            <text:p>7,664</text:p>
          </table:table-cell>
          <table:table-cell office:value-type="float" office:value="0" table:style-name="ce20">
            <text:p>0</text:p>
          </table:table-cell>
          <table:table-cell office:value-type="float" office:value="29.8" table:style-name="ce20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7/08</text:p>
          </table:table-cell>
          <table:table-cell office:value-type="float" office:value="1123.356999999" table:style-name="ce19">
            <text:p>1,123</text:p>
          </table:table-cell>
          <table:table-cell office:value-type="float" office:value="310" table:style-name="ce20">
            <text:p>310</text:p>
          </table:table-cell>
          <table:table-cell office:value-type="float" office:value="3673.0319999990002" table:style-name="ce20">
            <text:p>3,67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87" table:style-name="ce20">
            <text:p>187</text:p>
          </table:table-cell>
          <table:table-cell office:value-type="float" office:value="5293.3889999989997" table:style-name="ce20">
            <text:p>5,293</text:p>
          </table:table-cell>
          <table:table-cell office:value-type="float" office:value="6275.5800305860175" table:style-name="ce20">
            <text:p>6,276</text:p>
          </table:table-cell>
          <table:table-cell office:value-type="float" office:value="0" table:style-name="ce20">
            <text:p>0</text:p>
          </table:table-cell>
          <table:table-cell office:value-type="float" office:value="21.143263000000001" table:style-name="ce20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8/09</text:p>
          </table:table-cell>
          <table:table-cell office:value-type="float" office:value="347.47685042099999" table:style-name="ce19">
            <text:p>347</text:p>
          </table:table-cell>
          <table:table-cell office:value-type="float" office:value="205.822958519" table:style-name="ce20">
            <text:p>206</text:p>
          </table:table-cell>
          <table:table-cell office:value-type="float" office:value="4073" table:style-name="ce20">
            <text:p>4,07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55.8" table:style-name="ce20">
            <text:p>356</text:p>
          </table:table-cell>
          <table:table-cell office:value-type="float" office:value="4982.0998089380009" table:style-name="ce23">
            <text:p>4,982</text:p>
          </table:table-cell>
          <table:table-cell office:value-type="float" office:value="5750.412411198191" table:style-name="ce20">
            <text:p>5,750</text:p>
          </table:table-cell>
          <table:table-cell office:value-type="float" office:value="0" table:style-name="ce20">
            <text:p>0</text:p>
          </table:table-cell>
          <table:table-cell office:value-type="float" office:value="21.344024000000001" table:style-name="ce20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2009/10</text:p>
          </table:table-cell>
          <table:table-cell office:value-type="float" office:value="551.42264049899995" table:style-name="ce19">
            <text:p>551</text:p>
          </table:table-cell>
          <table:table-cell office:value-type="float" office:value="204.02655966899999" table:style-name="ce20">
            <text:p>204</text:p>
          </table:table-cell>
          <table:table-cell office:value-type="float" office:value="3564" table:style-name="ce20">
            <text:p>3,564</text:p>
          </table:table-cell>
          <table:table-cell office:value-type="float" office:value="0" table:style-name="ce20">
            <text:p>0</text:p>
          </table:table-cell>
          <table:table-cell office:value-type="float" office:value="184.33965947900001" table:style-name="ce20">
            <text:p>184</text:p>
          </table:table-cell>
          <table:table-cell office:value-type="float" office:value="170.66034052000001" table:style-name="ce20">
            <text:p>171</text:p>
          </table:table-cell>
          <table:table-cell office:value-type="float" office:value="4674.4492001690005" table:style-name="ce20">
            <text:p>4,674</text:p>
          </table:table-cell>
          <table:table-cell office:value-type="float" office:value="5319.9749620661014" table:style-name="ce20">
            <text:p>5,320</text:p>
          </table:table-cell>
          <table:table-cell office:value-type="float" office:value="0" table:style-name="ce20">
            <text:p>0</text:p>
          </table:table-cell>
          <table:table-cell office:value-type="float" office:value="21.707500000000003" table:style-name="ce20">
            <text:p>22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8">
            <text:p>2010/11</text:p>
          </table:table-cell>
          <table:table-cell office:value-type="float" office:value="-51.146792001000023" table:style-name="ce19">
            <text:p>-51</text:p>
          </table:table-cell>
          <table:table-cell office:value-type="float" office:value="205.242200779" table:style-name="ce20">
            <text:p>205</text:p>
          </table:table-cell>
          <table:table-cell office:value-type="float" office:value="3492" table:style-name="ce20">
            <text:p>3,492</text:p>
          </table:table-cell>
          <table:table-cell office:value-type="float" office:value="0" table:style-name="ce20">
            <text:p>0</text:p>
          </table:table-cell>
          <table:table-cell office:value-type="float" office:value="220.95826301" table:style-name="ce20">
            <text:p>221</text:p>
          </table:table-cell>
          <table:table-cell office:value-type="float" office:value="359.04173699" table:style-name="ce20">
            <text:p>359</text:p>
          </table:table-cell>
          <table:table-cell office:value-type="float" office:value="4226.0954087780001" table:style-name="ce20">
            <text:p>4,226</text:p>
          </table:table-cell>
          <table:table-cell office:value-type="float" office:value="4721.8415534776141" table:style-name="ce20">
            <text:p>4,722</text:p>
          </table:table-cell>
          <table:table-cell office:value-type="float" office:value="0" table:style-name="ce20">
            <text:p>0</text:p>
          </table:table-cell>
          <table:table-cell office:value-type="float" office:value="25.194096999999999" table:style-name="ce20">
            <text:p>25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2011/12</text:p>
          </table:table-cell>
          <table:table-cell office:value-type="float" office:value="-131.21681330099997" table:style-name="ce19">
            <text:p>-131</text:p>
          </table:table-cell>
          <table:table-cell office:value-type="float" office:value="214.25091999899999" table:style-name="ce20">
            <text:p>214</text:p>
          </table:table-cell>
          <table:table-cell office:value-type="float" office:value="3745" table:style-name="ce20">
            <text:p>3,745</text:p>
          </table:table-cell>
          <table:table-cell office:value-type="float" office:value="53.673999999000003" table:style-name="ce20">
            <text:p>54</text:p>
          </table:table-cell>
          <table:table-cell office:value-type="float" office:value="518.03907188000005" table:style-name="ce20">
            <text:p>518</text:p>
          </table:table-cell>
          <table:table-cell office:value-type="float" office:value="136.28692811900001" table:style-name="ce20">
            <text:p>136</text:p>
          </table:table-cell>
          <table:table-cell office:value-type="float" office:value="4536.034106698" table:style-name="ce20">
            <text:p>4,536</text:p>
          </table:table-cell>
          <table:table-cell office:value-type="float" office:value="5002.3534999647109" table:style-name="ce20">
            <text:p>5,002</text:p>
          </table:table-cell>
          <table:table-cell office:value-type="float" office:value="0" table:style-name="ce20">
            <text:p>0</text:p>
          </table:table-cell>
          <table:table-cell office:value-type="float" office:value="18.191503998999998" table:style-name="ce20">
            <text:p>18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2012/13</text:p>
          </table:table-cell>
          <table:table-cell office:value-type="float" office:value="-419.52162941899996" table:style-name="ce19">
            <text:p>-420</text:p>
          </table:table-cell>
          <table:table-cell office:value-type="float" office:value="163.847589" table:style-name="ce20">
            <text:p>164</text:p>
          </table:table-cell>
          <table:table-cell office:value-type="float" office:value="3780.3999999990001" table:style-name="ce20">
            <text:p>3,780</text:p>
          </table:table-cell>
          <table:table-cell office:value-type="float" office:value="209.988" table:style-name="ce20">
            <text:p>210</text:p>
          </table:table-cell>
          <table:table-cell office:value-type="float" office:value="1206.2511487300001" table:style-name="ce20">
            <text:p>1,206</text:p>
          </table:table-cell>
          <table:table-cell office:value-type="float" office:value="214.406287109" table:style-name="ce20">
            <text:p>214</text:p>
          </table:table-cell>
          <table:table-cell office:value-type="float" office:value="5155.3713954190007" table:style-name="ce20">
            <text:p>5,155</text:p>
          </table:table-cell>
          <table:table-cell office:value-type="float" office:value="5573.1937293049959" table:style-name="ce20">
            <text:p>5,573</text:p>
          </table:table-cell>
          <table:table-cell office:value-type="float" office:value="0" table:style-name="ce20">
            <text:p>0</text:p>
          </table:table-cell>
          <table:table-cell office:value-type="float" office:value="17.571021999999999" table:style-name="ce20">
            <text:p>18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2013/14</text:p>
          </table:table-cell>
          <table:table-cell office:value-type="float" office:value="-34.559009759999981" table:style-name="ce19">
            <text:p>-35</text:p>
          </table:table-cell>
          <table:table-cell office:value-type="float" office:value="182.472077829" table:style-name="ce20">
            <text:p>182</text:p>
          </table:table-cell>
          <table:table-cell office:value-type="float" office:value="3452.9769999989999" table:style-name="ce20">
            <text:p>3,453</text:p>
          </table:table-cell>
          <table:table-cell office:value-type="float" office:value="317.197383" table:style-name="ce20">
            <text:p>317</text:p>
          </table:table-cell>
          <table:table-cell office:value-type="float" office:value="1123.9179999989999" table:style-name="ce20">
            <text:p>1,124</text:p>
          </table:table-cell>
          <table:table-cell office:value-type="float" office:value="310.236494999" table:style-name="ce20">
            <text:p>310</text:p>
          </table:table-cell>
          <table:table-cell office:value-type="float" office:value="5352.2419460689998" table:style-name="ce20">
            <text:p>5,352</text:p>
          </table:table-cell>
          <table:table-cell office:value-type="float" office:value="5681.7855053811045" table:style-name="ce20">
            <text:p>5,682</text:p>
          </table:table-cell>
          <table:table-cell office:value-type="float" office:value="0" table:style-name="ce20">
            <text:p>0</text:p>
          </table:table-cell>
          <table:table-cell office:value-type="float" office:value="17.500261000000002" table:style-name="ce20">
            <text:p>18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18">
            <text:p>2014/15</text:p>
          </table:table-cell>
          <table:table-cell office:value-type="float" office:value="-796.47007270999995" table:style-name="ce19">
            <text:p>-796</text:p>
          </table:table-cell>
          <table:table-cell office:value-type="float" office:value="122.76264601" table:style-name="ce20">
            <text:p>123</text:p>
          </table:table-cell>
          <table:table-cell office:value-type="float" office:value="3802.3305052989999" table:style-name="ce20">
            <text:p>3,802</text:p>
          </table:table-cell>
          <table:table-cell office:value-type="float" office:value="362.42200000000003" table:style-name="ce20">
            <text:p>362</text:p>
          </table:table-cell>
          <table:table-cell office:value-type="float" office:value="1097.4181110100001" table:style-name="ce20">
            <text:p>1,097</text:p>
          </table:table-cell>
          <table:table-cell office:value-type="float" office:value="257.39212795999998" table:style-name="ce20">
            <text:p>257</text:p>
          </table:table-cell>
          <table:table-cell office:value-type="float" office:value="4845.8553175689995" table:style-name="ce20">
            <text:p>4,846</text:p>
          </table:table-cell>
          <table:table-cell office:value-type="float" office:value="5078.927290950729" table:style-name="ce20">
            <text:p>5,079</text:p>
          </table:table-cell>
          <table:table-cell office:value-type="float" office:value="6369.16974028" table:style-name="ce20">
            <text:p>6,369</text:p>
          </table:table-cell>
          <table:table-cell office:value-type="float" office:value="18.228401260000002" table:style-name="ce20">
            <text:p>18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8">
            <text:p>2015/16</text:p>
          </table:table-cell>
          <table:table-cell office:value-type="float" office:value="-817.13214733200016" table:style-name="ce19">
            <text:p>-817</text:p>
          </table:table-cell>
          <table:table-cell office:value-type="float" office:value="126.333737849" table:style-name="ce20">
            <text:p>126</text:p>
          </table:table-cell>
          <table:table-cell office:value-type="float" office:value="3969.3906909979996" table:style-name="ce20">
            <text:p>3,969</text:p>
          </table:table-cell>
          <table:table-cell office:value-type="float" office:value="463.07499999999999" table:style-name="ce20">
            <text:p>463</text:p>
          </table:table-cell>
          <table:table-cell office:value-type="float" office:value="802.69500000000005" table:style-name="ce20">
            <text:p>803</text:p>
          </table:table-cell>
          <table:table-cell office:value-type="float" office:value="197.11397070000001" table:style-name="ce20">
            <text:p>197</text:p>
          </table:table-cell>
          <table:table-cell office:value-type="float" office:value="4741.4762522179999" table:style-name="ce20">
            <text:p>4,741</text:p>
          </table:table-cell>
          <table:table-cell office:value-type="float" office:value="4930.1532157861357" table:style-name="ce20">
            <text:p>4,930</text:p>
          </table:table-cell>
          <table:table-cell office:value-type="float" office:value="7210.108013" table:style-name="ce20">
            <text:p>7,210</text:p>
          </table:table-cell>
          <table:table-cell office:value-type="float" office:value="21.710235010000002" table:style-name="ce20">
            <text:p>22</text:p>
          </table:table-cell>
          <table:table-cell table:number-columns-repeated="16373" table:style-name="ce4"/>
        </table:table-row>
        <table:table-row table:style-name="ro4">
          <table:table-cell office:value-type="string" table:style-name="ce18">
            <text:p>2016/17<text:span text:style-name="T2">7,8</text:span></text:p>
          </table:table-cell>
          <table:table-cell office:value-type="float" office:value="-762.88446292000003" table:style-name="ce19">
            <text:p>-763</text:p>
          </table:table-cell>
          <table:table-cell office:value-type="float" office:value="4.7288624190000004" table:style-name="ce20">
            <text:p>5</text:p>
          </table:table-cell>
          <table:table-cell office:value-type="float" office:value="4081.0299800000003" table:style-name="ce20">
            <text:p>4,081</text:p>
          </table:table-cell>
          <table:table-cell office:value-type="float" office:value="838.62145114899999" table:style-name="ce20">
            <text:p>839</text:p>
          </table:table-cell>
          <table:table-cell office:value-type="float" office:value="-200" table:style-name="ce20">
            <text:p>-200</text:p>
          </table:table-cell>
          <table:table-cell office:value-type="float" office:value="266.048239459" table:style-name="ce20">
            <text:p>266</text:p>
          </table:table-cell>
          <table:table-cell office:value-type="float" office:value="4227.5440701090001" table:style-name="ce20">
            <text:p>4,228</text:p>
          </table:table-cell>
          <table:table-cell office:value-type="float" office:value="4299.6491869745641" table:style-name="ce20">
            <text:p>4,300</text:p>
          </table:table-cell>
          <table:table-cell office:value-type="float" office:value="5683.1373560000002" table:style-name="ce20">
            <text:p>5,683</text:p>
          </table:table-cell>
          <table:table-cell office:value-type="float" office:value="18.488523818999997" table:style-name="ce20">
            <text:p>18</text:p>
          </table:table-cell>
          <table:table-cell table:number-columns-repeated="16373" table:style-name="ce4"/>
        </table:table-row>
        <table:table-row table:style-name="ro5">
          <table:table-cell office:value-type="string" table:style-name="ce24">
            <text:p>2017/18</text:p>
          </table:table-cell>
          <table:table-cell office:value-type="float" office:value="-222.92256854899995" table:style-name="ce25">
            <text:p>-223</text:p>
          </table:table-cell>
          <table:table-cell office:value-type="float" office:value="4.7418624200000004" table:style-name="ce26">
            <text:p>5</text:p>
          </table:table-cell>
          <table:table-cell office:value-type="float" office:value="4198.7043402990003" table:style-name="ce26">
            <text:p>4,199</text:p>
          </table:table-cell>
          <table:table-cell office:value-type="float" office:value="2087.672" table:style-name="ce26">
            <text:p>2,088</text:p>
          </table:table-cell>
          <table:table-cell office:value-type="float" office:value="0" table:style-name="ce26">
            <text:p>0</text:p>
          </table:table-cell>
          <table:table-cell office:value-type="float" office:value="296.93166645899998" table:style-name="ce26">
            <text:p>297</text:p>
          </table:table-cell>
          <table:table-cell office:value-type="float" office:value="6365.1273006300007" table:style-name="ce26">
            <text:p>6,365</text:p>
          </table:table-cell>
          <table:table-cell office:value-type="float" office:value="6365.1273006299998" table:style-name="ce26">
            <text:p>6,365</text:p>
          </table:table-cell>
          <table:table-cell office:value-type="float" office:value="5916.7053340000002" table:style-name="ce26">
            <text:p>5,917</text:p>
          </table:table-cell>
          <table:table-cell office:value-type="float" office:value="16.655812999999998" table:style-name="ce26">
            <text:p>17</text:p>
          </table:table-cell>
          <table:table-cell table:style-name="ce27"/>
          <table:table-cell table:number-columns-repeated="16372"/>
        </table:table-row>
        <table:table-row table:style-name="ro6">
          <table:table-cell table:number-columns-repeated="16384" table:style-name="ce4"/>
        </table:table-row>
        <table:table-row table:style-name="ro6">
          <table:table-cell office:value-type="string" table:style-name="ce28">
            <text:p>1 Central Government grants includes franchise payments and performance payments between Government and train operating companies.</text:p>
          </table:table-cell>
          <table:table-cell table:number-columns-repeated="16383" table:style-name="ce4"/>
        </table:table-row>
        <table:table-row table:style-name="ro6">
          <table:table-cell office:value-type="string" table:style-name="ce28">
            <text:p><text:s text:c="4"/>Negative values represent Government receipts.</text:p>
          </table:table-cell>
          <table:table-cell table:number-columns-repeated="10" table:style-name="ce28"/>
          <table:table-cell table:number-columns-repeated="16373" table:style-name="ce4"/>
        </table:table-row>
        <table:table-row table:style-name="ro6">
          <table:table-cell office:value-type="string" table:style-name="ce28">
            <text:p>2 Direct rail support comprises Network Grant payments to Network Rail, and includes payments to London and Continental Railways</text:p>
          </table:table-cell>
          <table:table-cell table:number-columns-repeated="10" table:style-name="ce28"/>
          <table:table-cell table:number-columns-repeated="16373" table:style-name="ce4"/>
        </table:table-row>
        <table:table-row table:style-name="ro6">
          <table:table-cell office:value-type="string" table:style-name="ce28">
            <text:p><text:s text:c="4"/>during the construction of the High Speed 1 route.</text:p>
          </table:table-cell>
          <table:table-cell table:number-columns-repeated="10" table:style-name="ce28"/>
          <table:table-cell table:number-columns-repeated="16373" table:style-name="ce4"/>
        </table:table-row>
        <table:table-row table:style-name="ro6">
          <table:table-cell office:value-type="string" table:style-name="ce28">
            <text:p>3 Other Government support includes DfT expenditure on major projects like Crossrail and HS2 and other miscellaneous spending.</text:p>
          </table:table-cell>
          <table:table-cell table:number-columns-repeated="10" table:style-name="ce28"/>
          <table:table-cell table:number-columns-repeated="16373" table:style-name="ce4"/>
        </table:table-row>
        <table:table-row table:style-name="ro6">
          <table:table-cell office:value-type="string" table:style-name="ce4">
            <text:p>4 Adjusted to 2017/18 prices using the GDP market price deflator.</text:p>
          </table:table-cell>
          <table:table-cell table:number-columns-repeated="9" table:style-name="ce28"/>
          <table:table-cell table:number-columns-repeated="16374" table:style-name="ce4"/>
        </table:table-row>
        <table:table-row table:style-name="ro6">
          <table:table-cell office:value-type="string" table:style-name="ce28">
            <text:p>5 Includes loans issued by DfT to Network Rail (as of 1 September 2014), net of the drawdown fee and interest paid to DfT.</text:p>
          </table:table-cell>
          <table:table-cell table:number-columns-repeated="9" table:style-name="ce28"/>
          <table:table-cell table:number-columns-repeated="16374" table:style-name="ce4"/>
        </table:table-row>
        <table:table-row table:style-name="ro6">
          <table:table-cell office:value-type="string" table:style-name="ce28">
            <text:p>6 Following privatisation, the proceeds from the sales of rolling stock companies (ROSCOs) and British Rail non-passenger</text:p>
          </table:table-cell>
          <table:table-cell table:number-columns-repeated="9" table:style-name="ce28"/>
          <table:table-cell table:number-columns-repeated="16374" table:style-name="ce4"/>
        </table:table-row>
        <table:table-row table:style-name="ro6">
          <table:table-cell office:value-type="string" table:style-name="ce28">
            <text:p><text:s text:c="4"/>business in 1995/96 and 1996/97 are included in the Other Government support category.</text:p>
          </table:table-cell>
          <table:table-cell table:style-name="ce29"/>
          <table:table-cell table:number-columns-repeated="8" table:style-name="ce30"/>
          <table:table-cell table:number-columns-repeated="16374" table:style-name="ce4"/>
        </table:table-row>
        <table:table-row table:style-name="ro6">
          <table:table-cell office:value-type="string" table:style-name="ce28">
            <text:p>7 <text:s/>PTE grants - payment to PTEs for national rail services. From 2016-17 under the terms of the new franchise agreement all subsidies are paid directly to the train operator.</text:p>
          </table:table-cell>
          <table:table-cell table:style-name="ce29"/>
          <table:table-cell table:number-columns-repeated="8" table:style-name="ce30"/>
          <table:table-cell table:number-columns-repeated="16374" table:style-name="ce4"/>
        </table:table-row>
        <table:table-row table:style-name="ro6">
          <table:table-cell office:value-type="string" table:style-name="ce28">
            <text:p>8 In 2016-17, Government received £200m from the City of London Corporation as a contribution to the cost of Crossrail.</text:p>
          </table:table-cell>
          <table:table-cell table:style-name="ce29"/>
          <table:table-cell table:number-columns-repeated="8" table:style-name="ce30"/>
          <table:table-cell table:number-columns-repeated="16374" table:style-name="ce4"/>
        </table:table-row>
        <table:table-row table:style-name="ro6">
          <table:table-cell table:style-name="ce28"/>
          <table:table-cell table:style-name="ce29"/>
          <table:table-cell table:number-columns-repeated="8" table:style-name="ce30"/>
          <table:table-cell table:number-columns-repeated="16374" table:style-name="ce4"/>
        </table:table-row>
        <table:table-row table:style-name="ro6">
          <table:table-cell table:number-columns-repeated="7" table:style-name="ce31"/>
          <table:table-cell table:number-columns-repeated="3" table:style-name="ce30"/>
          <table:table-cell office:value-type="string" table:style-name="ce32">
            <text:p>Source: Department for Transport (DfT), Transport Scotland and Welsh Government</text:p>
          </table:table-cell>
          <table:table-cell table:number-columns-repeated="16373"/>
        </table:table-row>
        <table:table-row table:style-name="ro6">
          <table:table-cell table:style-name="ce28"/>
          <table:table-cell table:number-columns-repeated="9" table:style-name="ce31"/>
          <table:table-cell office:value-type="string" table:style-name="ce14">
            <text:p>Last updated: 06 December 2018</text:p>
          </table:table-cell>
          <table:table-cell table:number-columns-repeated="16373"/>
        </table:table-row>
        <table:table-row table:style-name="ro6">
          <table:table-cell table:style-name="ce28"/>
          <table:table-cell table:style-name="ce33"/>
          <table:table-cell table:number-columns-repeated="5" table:style-name="ce34"/>
          <table:table-cell table:number-columns-repeated="3" table:style-name="ce31"/>
          <table:table-cell office:value-type="string" table:style-name="ce14">
            <text:p>Next updated: November 2019</text:p>
          </table:table-cell>
          <table:table-cell table:number-columns-repeated="16373"/>
        </table:table-row>
        <table:table-row table:style-name="ro5">
          <table:table-cell table:number-columns-repeated="10" table:style-name="ce4"/>
          <table:table-cell office:value-type="string" table:style-name="ce14">
            <text:p>Telephone: 020 7944 2419</text:p>
          </table:table-cell>
          <table:table-cell table:number-columns-repeated="16373"/>
        </table:table-row>
        <table:table-row table:style-name="ro7">
          <table:table-cell table:number-columns-repeated="7" table:style-name="ce4"/>
          <table:table-cell table:style-name="ce35"/>
          <table:table-cell table:style-name="ce36"/>
          <table:table-cell table:style-name="ce37"/>
          <table:table-cell office:value-type="string" table:style-name="ce14">
            <text:p>Email: rail.stats@dft.gov.uk</text:p>
          </table:table-cell>
          <table:table-cell table:number-columns-repeated="16373"/>
        </table:table-row>
        <table:table-row table:number-rows-repeated="104851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37__freight_32_lifted_32_Q4" style:display-name="%_freight lifted Q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005581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005581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FFFFF"/>
      <style:text-properties fo:color="#005581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005581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005581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6A9CBE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005581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005581" style:font-name="Calibri" style:font-name-asian="Calibri" style:font-name-complex="Calibri" fo:font-size="11pt" style:font-size-asian="11pt" style:font-size-complex="11pt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005581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6A9CBE" style:font-name="Calibri" style:font-name-asian="Calibri" style:font-name-complex="Calibri" fo:font-size="11pt" style:font-size-asian="11pt" style:font-size-complex="11pt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7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2-10-31T13:42:18Z</meta:creation-date>
    <dc:date>2018-11-02T13:54:54Z</dc:date>
    <meta:print-date>2014-11-21T13:12:51Z</meta:print-date>
  </office:meta>
</office:document-meta>
</file>